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I187:Sheet1.VK1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87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07:25:43.2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03T09:32:42.931000000</dc:date>
    <meta:editing-duration>P14DT3H29M17S</meta:editing-duration>
    <meta:editing-cycles>534</meta:editing-cycles>
    <meta:generator>LibreOffice/7.5.4.2$Windows_X86_64 LibreOffice_project/36ccfdc35048b057fd9854c757a8b67ec53977b6</meta:generator>
    <meta:document-statistic meta:table-count="1" meta:cell-count="576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I187:Sheet1.VK187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I187:Sheet1.VK18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